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aa55a1" draw:marker-start-width="0.321cm" draw:marker-end-width="0.321cm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18cm" svg:stroke-color="#111111" draw:marker-start-width="0.227cm" draw:marker-end-width="0.227cm" draw:fill-color="#bee3d3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111111" draw:marker-start-width="0.227cm" draw:marker-end-width="0.227cm" draw:fill-color="#adc5e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111111" draw:marker-start-width="0.227cm" draw:marker-end-width="0.227cm" draw:fill-color="#eeeeee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111111" draw:marker-start-width="0.227cm" draw:marker-end-width="0.227cm" draw:fill-color="#f8aa9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6" style:family="graphic" style:parent-style-name="standard">
      <style:graphic-properties svg:stroke-width="0.081cm" svg:stroke-color="#00a65d" draw:marker-start-width="0.321cm" draw:marker-end-width="0.321cm" draw:fill-color="#faa61a" draw:opacity="99%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a65d" draw:marker-start-width="0.321cm" draw:marker-end-width="0.321cm" draw:fill-color="#faa61a" draw:opacity="99%" fo:padding-top="0.165cm" fo:padding-bottom="0.165cm" fo:padding-left="0.29cm" fo:padding-right="0.29cm" draw:shadow-offset-x="0.203cm" draw:shadow-offset-y="0.203cm"/>
    </style:style>
    <style:style style:name="gr8" style:family="graphic" style:parent-style-name="standard">
      <style:graphic-properties svg:stroke-width="0.081cm" svg:stroke-color="#00a65d" draw:marker-start-width="0.321cm" draw:marker-end-width="0.321cm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0.498cm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svg:stroke-color="#111111" draw:marker-start-width="0.227cm" draw:marker-end-width="0.227cm" draw:fill-color="#dfcce4" draw:opacity="100%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2" style:family="graphic" style:parent-style-name="standard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2.022cm" fo:padding-top="0.134cm" fo:padding-bottom="0.134cm" fo:padding-left="0.259cm" fo:padding-right="0.259cm"/>
    </style:style>
    <style:style style:name="gr13" style:family="graphic" style:parent-style-name="standard">
      <style:graphic-properties svg:stroke-width="0.018cm" svg:stroke-color="#111111" draw:marker-start-width="0.227cm" draw:marker-end-width="0.227cm" draw:fill="solid" draw:fill-color="#dfcce4" draw:opacity="100%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Default_5f_1">
      <style:graphic-properties svg:stroke-width="0.018cm" svg:stroke-color="#111111" draw:marker-start-width="0.227cm" draw:marker-end-width="0.227cm" draw:fill-color="#eeeeee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6" style:family="graphic" style:parent-style-name="Default_5f_1">
      <style:graphic-properties svg:stroke-width="0.018cm" svg:stroke-color="#111111" draw:marker-start-width="0.227cm" draw:marker-end-width="0.227cm" draw:fill-color="#f8aa9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7" style:family="graphic" style:parent-style-name="Default_5f_1">
      <style:graphic-properties svg:stroke-width="0.018cm" svg:stroke-color="#111111" draw:marker-start-width="0.227cm" draw:marker-end-width="0.227cm" draw:fill-color="#bee3d3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8" style:family="graphic" style:parent-style-name="Default_5f_1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0.498cm" fo:padding-top="0.134cm" fo:padding-bottom="0.134cm" fo:padding-left="0.259cm" fo:padding-right="0.259cm"/>
    </style:style>
    <style:style style:name="gr19" style:family="graphic" style:parent-style-name="Default_5f_1">
      <style:graphic-properties svg:stroke-width="0.018cm" svg:stroke-color="#111111" draw:marker-start-width="0.227cm" draw:marker-end-width="0.227cm" draw:fill-color="#dfcce4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20" style:family="graphic" style:parent-style-name="Default_5f_1">
      <style:graphic-properties svg:stroke-width="0.018cm" svg:stroke-color="#111111" draw:marker-start-width="0.227cm" draw:marker-end-width="0.227cm" draw:fill-color="#adc5e7" draw:textarea-horizontal-align="justify" draw:textarea-vertical-align="middle" draw:auto-grow-height="false" fo:min-height="0.367cm" fo:min-width="5.324cm" fo:padding-top="0.134cm" fo:padding-bottom="0.134cm" fo:padding-left="0.259cm" fo:padding-right="0.259cm"/>
    </style:style>
    <style:style style:name="gr21" style:family="graphic" style:parent-style-name="Default_5f_1">
      <style:graphic-properties svg:stroke-width="0.018cm" svg:stroke-color="#111111" draw:marker-start-width="0.227cm" draw:marker-end-width="0.227cm" draw:fill-color="#bee3d3" draw:textarea-horizontal-align="justify" draw:textarea-vertical-align="middle" draw:auto-grow-height="false" fo:min-height="0.367cm" fo:min-width="5.324cm" fo:padding-top="0.134cm" fo:padding-bottom="0.134cm" fo:padding-left="0.259cm" fo:padding-right="0.259cm"/>
    </style:style>
    <style:style style:name="gr22" style:family="graphic" style:parent-style-name="Default_5f_1">
      <style:graphic-properties svg:stroke-width="0.018cm" svg:stroke-color="#111111" draw:marker-start-width="0.227cm" draw:marker-end-width="0.227cm" draw:fill-color="#eeeeee" draw:textarea-horizontal-align="justify" draw:textarea-vertical-align="middle" draw:auto-grow-height="false" fo:min-height="0.367cm" fo:min-width="5.324cm" fo:padding-top="0.134cm" fo:padding-bottom="0.134cm" fo:padding-left="0.259cm" fo:padding-right="0.259cm"/>
    </style:style>
    <style:style style:name="gr23" style:family="graphic" style:parent-style-name="Default_5f_1">
      <style:graphic-properties svg:stroke-width="0.018cm" svg:stroke-color="#111111" draw:marker-start-width="0.227cm" draw:marker-end-width="0.227cm" draw:fill-color="#f8aa97" draw:textarea-horizontal-align="justify" draw:textarea-vertical-align="middle" draw:auto-grow-height="false" fo:min-height="0.367cm" fo:min-width="5.324cm" fo:padding-top="0.134cm" fo:padding-bottom="0.134cm" fo:padding-left="0.259cm" fo:padding-right="0.259cm"/>
    </style:style>
    <style:style style:name="gr24" style:family="graphic" style:parent-style-name="Default_5f_1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0.622cm" fo:padding-top="0.134cm" fo:padding-bottom="0.134cm" fo:padding-left="0.259cm" fo:padding-right="0.259cm"/>
    </style:style>
    <style:style style:name="gr25" style:family="graphic" style:parent-style-name="Default_5f_1">
      <style:graphic-properties svg:stroke-width="0.018cm" svg:stroke-color="#111111" draw:marker-start-width="0.227cm" draw:marker-end-width="0.227cm" draw:fill-color="#adc5e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26" style:family="graphic" style:parent-style-name="Default_5f_1">
      <style:graphic-properties svg:stroke-width="0.018cm" svg:stroke-color="#111111" draw:marker-start-width="0.227cm" draw:marker-end-width="0.227cm" draw:fill-color="#adc5e7" draw:textarea-horizontal-align="justify" draw:textarea-vertical-align="middle" draw:auto-grow-height="false" fo:min-height="0.367cm" fo:min-width="6.213cm" fo:padding-top="0.134cm" fo:padding-bottom="0.134cm" fo:padding-left="0.259cm" fo:padding-right="0.259cm"/>
    </style:style>
    <style:style style:name="gr27" style:family="graphic" style:parent-style-name="Default_5f_1">
      <style:graphic-properties svg:stroke-width="0.018cm" svg:stroke-color="#111111" draw:marker-start-width="0.227cm" draw:marker-end-width="0.227cm" draw:fill-color="#eeeeee" draw:textarea-horizontal-align="justify" draw:textarea-vertical-align="middle" draw:auto-grow-height="false" fo:min-height="0.367cm" fo:min-width="6.213cm" fo:padding-top="0.134cm" fo:padding-bottom="0.134cm" fo:padding-left="0.259cm" fo:padding-right="0.259cm"/>
    </style:style>
    <style:style style:name="gr28" style:family="graphic" style:parent-style-name="Default_5f_1">
      <style:graphic-properties svg:stroke-width="0.018cm" svg:stroke-color="#111111" draw:marker-start-width="0.227cm" draw:marker-end-width="0.227cm" draw:fill-color="#f8aa97" draw:textarea-horizontal-align="justify" draw:textarea-vertical-align="middle" draw:auto-grow-height="false" fo:min-height="0.367cm" fo:min-width="6.213cm" fo:padding-top="0.134cm" fo:padding-bottom="0.134cm" fo:padding-left="0.259cm" fo:padding-right="0.259cm"/>
    </style:style>
    <style:style style:name="gr29" style:family="graphic" style:parent-style-name="Default_5f_1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0.795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-color="#bee3d3"/>
      <style:paragraph-properties fo:text-align="center"/>
      <style:text-properties fo:font-size="12pt"/>
    </style:style>
    <style:style style:name="P3" style:family="paragraph">
      <loext:graphic-properties draw:fill-color="#adc5e7"/>
      <style:paragraph-properties fo:text-align="center"/>
      <style:text-properties fo:font-size="12pt"/>
    </style:style>
    <style:style style:name="P4" style:family="paragraph">
      <loext:graphic-properties draw:fill-color="#eeeeee"/>
      <style:paragraph-properties fo:text-align="center"/>
      <style:text-properties fo:font-size="12pt"/>
    </style:style>
    <style:style style:name="P5" style:family="paragraph">
      <loext:graphic-properties draw:fill-color="#f8aa97"/>
      <style:paragraph-properties fo:text-align="center"/>
      <style:text-properties fo:font-size="14pt"/>
    </style:style>
    <style:style style:name="P6" style:family="paragraph">
      <loext:graphic-properties draw:fill-color="#faa61a" draw:opacity="99%"/>
      <style:paragraph-properties fo:text-align="center"/>
    </style:style>
    <style:style style:name="P7" style:family="paragraph">
      <loext:graphic-properties draw:fill-color="#faa61a" draw:opacity="99%"/>
    </style:style>
    <style:style style:name="P8" style:family="paragraph">
      <style:paragraph-properties fo:text-align="center" style:text-autospace="none"/>
    </style:style>
    <style:style style:name="P9" style:family="paragraph">
      <loext:graphic-properties draw:fill-color="#eeeeee"/>
      <style:paragraph-properties fo:text-align="center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0" style:family="paragraph">
      <loext:graphic-properties draw:fill-color="#f8aa97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eeeeee" draw:opacity="50%"/>
      <style:paragraph-properties fo:text-align="center"/>
      <style:text-properties fo:font-size="12pt" fo:font-weight="bold" style:font-weight-asian="bold" style:font-weight-complex="bold"/>
    </style:style>
    <style:style style:name="P12" style:family="paragraph">
      <loext:graphic-properties draw:fill-color="#dfcce4" draw:opacity="100%"/>
      <style:paragraph-properties fo:text-align="center"/>
      <style:text-properties fo:font-size="12pt"/>
    </style:style>
    <style:style style:name="P13" style:family="paragraph">
      <style:paragraph-properties fo:text-align="end"/>
    </style:style>
    <style:style style:name="P14" style:family="paragraph">
      <loext:graphic-properties draw:fill-color="#adc5e7"/>
      <style:paragraph-properties fo:text-align="end"/>
      <style:text-properties fo:font-size="12pt"/>
    </style:style>
    <style:style style:name="P15" style:family="paragraph">
      <loext:graphic-properties draw:fill="none" draw:fill-color="#eeeeee" draw:opacity="50%"/>
      <style:paragraph-properties fo:text-align="center"/>
      <style:text-properties fo:color="#ed1c24" fo:font-size="12pt" fo:font-weight="bold" style:font-weight-asian="bold" style:font-weight-complex="bold"/>
    </style:style>
    <style:style style:name="P16" style:family="paragraph">
      <loext:graphic-properties draw:fill="solid" draw:fill-color="#dfcce4" draw:opacity="100%"/>
      <style:paragraph-properties fo:text-align="center"/>
      <style:text-properties fo:font-size="12pt"/>
    </style:style>
    <style:style style:name="P17" style:family="paragraph">
      <loext:graphic-properties draw:fill-color="#f8aa97"/>
      <style:paragraph-properties fo:text-align="center"/>
    </style:style>
    <style:style style:name="P18" style:family="paragraph">
      <loext:graphic-properties draw:fill-color="#dfcce4"/>
      <style:paragraph-properties fo:text-align="end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4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Monospace" fo:font-size="12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fo:font-weight="bold" style:font-weight-asian="bold" style:font-weight-complex="bold"/>
    </style:style>
    <style:style style:name="T7" style:family="text">
      <style:text-properties fo:color="#ed1c24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.27cm" svg:y1="3.349cm" svg:x2="2.27cm" svg:y2="7.921cm" draw:start-shape="id1" draw:start-glue-point="3" draw:end-shape="id2" draw:end-glue-point="3" svg:d="M2270 3349h-510v4572h510" svg:viewBox="0 0 511 4573">
          <text:p/>
        </draw:connector>
        <draw:custom-shape draw:style-name="gr2" draw:text-style-name="P2" xml:id="id5" draw:id="id5" draw:layer="layout" svg:width="5.207cm" svg:height="0.635cm" svg:x="21.32cm" svg:y="15.097cm">
          <text:p text:style-name="P1"><text:span text:style-name="T1">sk_</text:span><text:span text:style-name="T1">id_</text:span><text:span text:style-name="T1">cur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4" draw:id="id14" draw:layer="layout" svg:width="5.207cm" svg:height="0.635cm" svg:x="21.32cm" svg:y="15.732cm">
          <text:p text:style-name="P1"><text:span text:style-name="T1">sk</text:span><text:span text:style-name="T1">_id</text:span><text:span text:style-name="T1">_p</text:span><text:span text:style-name="T1">re</text:span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0.635cm" svg:x="21.32cm" svg:y="16.367cm">
          <text:p text:style-name="P1"><text:span text:style-name="T1">a</text:span><text:span text:style-name="T1">mt</text:span><text:span text:style-name="T1">_b</text:span><text:span text:style-name="T1">ala</text:span><text:span text:style-name="T1">nc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0.635cm" svg:x="21.32cm" svg:y="17.002cm">
          <text:p text:style-name="P1"><text:span text:style-name="T1">amt_credit_limit_actua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0.635cm" svg:x="21.32cm" svg:y="17.637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207cm" svg:height="0.635cm" svg:x="21.32cm" svg:y="14.462cm">
          <text:p text:style-name="P1"><text:span text:style-name="T2">credit_</text:span><text:span text:style-name="T2">card_</text:span><text:span text:style-name="T2">balanc</text:span><text:span text:style-name="T2">e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21.32cm" svg:y1="2.714cm" svg:x2="7.477cm" svg:y2="2.714cm" draw:start-shape="id3" draw:start-glue-point="3" svg:d="M21320 2714h-13843" svg:viewBox="0 0 13844 1">
          <text:p/>
        </draw:connector>
        <draw:connector draw:style-name="gr7" draw:text-style-name="P7" xml:id="id9" draw:id="id9" draw:layer="layout" draw:line-skew="-6.475cm" svg:x1="21.32cm" svg:y1="8.556cm" svg:x2="21.32cm" svg:y2="2.714cm" draw:start-shape="id4" draw:start-glue-point="3" draw:end-shape="id3" draw:end-glue-point="3" svg:d="M21320 8556h-6985v-5842h6985" svg:viewBox="0 0 6986 5843">
          <text:p/>
        </draw:connector>
        <draw:connector draw:style-name="gr6" draw:text-style-name="P6" xml:id="id7" draw:id="id7" draw:layer="layout" draw:line-skew="-1.426cm" svg:x1="21.32cm" svg:y1="15.414cm" svg:x2="19.348cm" svg:y2="8.569cm" draw:start-shape="id5" draw:start-glue-point="3" svg:d="M21320 15414h-2667v-6845h695" svg:viewBox="0 0 2668 6846">
          <text:p/>
        </draw:connector>
        <draw:connector draw:style-name="gr8" draw:text-style-name="P1" draw:layer="layout" draw:line-skew="0.568cm" svg:x1="17.51cm" svg:y1="15.414cm" svg:x2="18.653cm" svg:y2="11.991cm" draw:start-shape="id6" draw:start-glue-point="1" draw:end-shape="id7" draw:end-glue-point="0" svg:d="M17510 15414h1123v-3423h20" svg:viewBox="0 0 1144 3424">
          <text:p/>
        </draw:connector>
        <draw:connector draw:style-name="gr6" draw:text-style-name="P6" draw:layer="layout" draw:line-skew="-2.036cm" svg:x1="7.477cm" svg:y1="15.414cm" svg:x2="14.335cm" svg:y2="5.635cm" draw:start-shape="id8" draw:start-glue-point="1" draw:end-shape="id9" draw:end-glue-point="0" svg:d="M7477 15414h1377v-9779h5481" svg:viewBox="0 0 6859 9780">
          <text:p/>
        </draw:connector>
        <draw:connector draw:style-name="gr9" draw:text-style-name="P1" xml:id="id13" draw:id="id13" draw:layer="layout" draw:line-skew="-4.127cm" svg:x1="21.32cm" svg:y1="7.921cm" svg:x2="7.477cm" svg:y2="16.049cm" draw:start-shape="id10" draw:start-glue-point="3" draw:end-shape="id11" draw:end-glue-point="1" svg:d="M21320 7921h-11049v8128h-2794" svg:viewBox="0 0 13844 8129">
          <text:p/>
        </draw:connector>
        <draw:connector draw:style-name="gr9" draw:text-style-name="P1" draw:layer="layout" draw:line-skew="3.335cm" svg:x1="12.303cm" svg:y1="16.049cm" svg:x2="10.271cm" svg:y2="11.985cm" draw:start-shape="id12" draw:start-glue-point="3" draw:end-shape="id13" draw:end-glue-point="0" svg:d="M12303 16049h-2032v-4064" svg:viewBox="0 0 2033 4065">
          <text:p/>
        </draw:connector>
        <draw:connector draw:style-name="gr9" draw:text-style-name="P1" draw:layer="layout" draw:line-skew="-0.76cm" svg:x1="21.32cm" svg:y1="16.049cm" svg:x2="21.32cm" svg:y2="7.921cm" draw:start-shape="id14" draw:start-glue-point="3" draw:end-shape="id10" svg:d="M21320 16049h-1270v-8128h1270" svg:viewBox="0 0 1271 8129">
          <text:p/>
        </draw:connector>
        <draw:g>
          <draw:custom-shape draw:style-name="gr2" draw:text-style-name="P2" xml:id="id3" draw:id="id3" draw:layer="layout" svg:width="5.207cm" svg:height="0.635cm" svg:x="21.32cm" svg:y="2.397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3.032cm">
            <text:p text:style-name="P1"><text:span text:style-name="T1">tar</text:span><text:span text:style-name="T1">ge</text:span><text:span text:style-name="T1">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5.207cm" svg:height="0.635cm" svg:x="21.32cm" svg:y="3.667cm">
            <text:p text:style-name="P8"><text:span text:style-name="T3">days_</text:span><text:span text:style-name="T4">birt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4.302cm">
            <text:p text:style-name="P1"><text:span text:style-name="T1">ag</text:span><text:span text:style-name="T1">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4.937cm">
            <text:p text:style-name="P1"><text:span text:style-name="T1">…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0" draw:layer="layout" svg:width="5.207cm" svg:height="0.635cm" svg:x="21.32cm" svg:y="1.762cm">
            <text:p text:style-name="P1"><text:span text:style-name="T5">applicatio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1.32cm" svg:y="2.397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xml:id="id10" draw:id="id10" draw:layer="layout" svg:width="5.207cm" svg:height="0.635cm" svg:x="21.32cm" svg:y="7.604cm">
            <text:p text:style-name="P1"><text:span text:style-name="T1">sk</text:span><text:span text:style-name="T1">_id</text:span><text:span text:style-name="T1">_p</text:span><text:span text:style-name="T1">re</text:span><text:span text:style-name="T1">v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4" draw:id="id4" draw:layer="layout" svg:width="5.207cm" svg:height="0.635cm" svg:x="21.32cm" svg:y="8.239cm">
            <text:p text:style-name="P1"><text:span text:style-name="T1">sk</text:span><text:span text:style-name="T1">_id</text:span><text:span text:style-name="T1">_c</text:span><text:span text:style-name="T1">ur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8.874cm">
            <text:p text:style-name="P1"><text:span text:style-name="T1">amt_credi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9.509cm">
            <text:p text:style-name="P1"><text:span text:style-name="T1">amt_goods_pri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10.144cm">
            <text:p text:style-name="P1"><text:span text:style-name="T1">…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21.32cm" svg:y="6.969cm">
            <text:p text:style-name="P1"><text:span text:style-name="T2">previous_applicatio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1.32cm" svg:y="7.604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1.32cm" svg:y="8.239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2" xml:id="id1" draw:id="id1" draw:layer="layout" svg:width="5.207cm" svg:height="0.635cm" svg:x="2.27cm" svg:y="3.032cm">
            <text:p text:style-name="P1"><text:span text:style-name="T1">sk_id_bureau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3.667cm">
            <text:p text:style-name="P1"><text:span text:style-name="T1">credit_currenc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4.302cm">
            <text:p text:style-name="P1"><text:span text:style-name="T1">amt_credit_sum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4.937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2.27cm" svg:y="1.762cm">
            <text:p text:style-name="P1"><text:span text:style-name="T2">bureau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3.032cm">
            <text:p text:style-name="P1"><text:span text:style-name="T6">P</text:span><text:span text:style-name="T6">K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207cm" svg:height="0.635cm" svg:x="2.27cm" svg:y="2.397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2.397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xml:id="id6" draw:id="id6" draw:layer="layout" svg:width="5.207cm" svg:height="0.635cm" svg:x="12.303cm" svg:y="15.097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4" xml:id="id12" draw:id="id12" draw:layer="layout" svg:width="5.207cm" svg:height="0.635cm" svg:x="12.303cm" svg:y="15.732cm">
            <text:p text:style-name="P13"><text:span text:style-name="T1">sk_id_prev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12.303cm" svg:y="16.367cm">
            <text:p text:style-name="P1"><text:span text:style-name="T1">amt_instalmen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12.303cm" svg:y="17.002cm">
            <text:p text:style-name="P1"><text:span text:style-name="T1">amt_paymen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12.303cm" svg:y="17.637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12.303cm" svg:y="14.462cm">
            <text:p text:style-name="P1"><text:span text:style-name="T2">instalments_payment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5" draw:layer="layout" svg:width="2.54cm" svg:height="0.635cm" svg:x="12.303cm" svg:y="15.732cm">
            <text:p text:style-name="P1"><text:span text:style-name="T7">NULLABL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12.303cm" svg:y="15.097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1" draw:layer="layout" svg:width="1.016cm" svg:height="0.635cm" svg:x="21.32cm" svg:y="15.732cm">
          <text:p text:style-name="P1"><text:span text:style-name="T6">FK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016cm" svg:height="0.635cm" svg:x="21.32cm" svg:y="15.097cm">
          <text:p text:style-name="P1"><text:span text:style-name="T6">FK</text:span>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16" xml:id="id2" draw:id="id2" draw:layer="layout" svg:width="5.207cm" svg:height="0.635cm" svg:x="2.27cm" svg:y="7.604cm">
            <text:p text:style-name="P1"><text:span text:style-name="T1">sk_id_bureau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8.239cm">
            <text:p text:style-name="P1"><text:span text:style-name="T1">months_balan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8.874cm">
            <text:p text:style-name="P1"><text:span text:style-name="T1">statu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2.27cm" svg:y="6.969cm">
            <text:p text:style-name="P1"><text:span text:style-name="T2">bureau_balanc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7.604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xml:id="id8" draw:id="id8" draw:layer="layout" svg:width="5.207cm" svg:height="0.635cm" svg:x="2.27cm" svg:y="15.097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xml:id="id11" draw:id="id11" draw:layer="layout" svg:width="5.207cm" svg:height="0.635cm" svg:x="2.27cm" svg:y="15.732cm">
            <text:p text:style-name="P1"><text:span text:style-name="T1">sk_id_prev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16.367cm">
            <text:p text:style-name="P1"><text:span text:style-name="T1">months_balan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17.002cm">
            <text:p text:style-name="P1"><text:span text:style-name="T1">cnt_instalmen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17.637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7" draw:layer="layout" svg:width="5.207cm" svg:height="0.635cm" svg:x="2.27cm" svg:y="14.462cm">
            <text:p text:style-name="P1"><text:span text:style-name="T5">pos</text:span>_<text:span text:style-name="T5">cash</text:span>_<text:span text:style-name="T5">balanc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15.097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15.732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connector draw:style-name="gr14" draw:text-style-name="P1" draw:layer="layout" svg:x1="7.477cm" svg:y1="2.714cm" svg:x2="11.16cm" svg:y2="7.667cm" draw:start-shape="id15" draw:start-glue-point="1" draw:end-shape="id16" draw:end-glue-point="3" svg:d="M7477 2714h1841v4953h1842" svg:viewBox="0 0 3684 4954">
          <text:p/>
        </draw:connector>
        <draw:connector draw:style-name="gr14" draw:text-style-name="P1" draw:layer="layout" svg:x1="17.002cm" svg:y1="8.302cm" svg:x2="21.066cm" svg:y2="11.985cm" draw:start-shape="id17" draw:start-glue-point="1" draw:end-shape="id18" draw:end-glue-point="3" svg:d="M17002 8302h2032v3683h2032" svg:viewBox="0 0 4065 3684">
          <text:p/>
        </draw:connector>
        <draw:connector draw:style-name="gr14" draw:text-style-name="P1" draw:layer="layout" svg:x1="11.16cm" svg:y1="8.302cm" svg:x2="7.477cm" svg:y2="11.985cm" draw:start-shape="id19" draw:start-glue-point="3" draw:end-shape="id20" svg:d="M11160 8302h-1842v3683h-1841" svg:viewBox="0 0 3684 3684">
          <text:p/>
        </draw:connector>
        <draw:g>
          <draw:custom-shape draw:style-name="gr15" draw:text-style-name="P4" draw:layer="layout" svg:width="5.207cm" svg:height="0.635cm" svg:x="2.27cm" svg:y="3.667cm">
            <text:p text:style-name="P1"><text:span text:style-name="T1">credit_activ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5.207cm" svg:height="0.635cm" svg:x="2.27cm" svg:y="5.572cm">
            <text:p text:style-name="P1"><text:span text:style-name="T1">da</text:span><text:span text:style-name="T1">ys</text:span><text:span text:style-name="T1">_c</text:span><text:span text:style-name="T1">re</text:span><text:span text:style-name="T1">di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5.207cm" svg:height="0.635cm" svg:x="2.27cm" svg:y="4.302cm">
            <text:p text:style-name="P1"><text:span text:style-name="T1">amt_credit_sum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5" draw:layer="layout" svg:width="5.207cm" svg:height="0.635cm" svg:x="2.27cm" svg:y="1.762cm">
            <text:p text:style-name="P1"><text:span text:style-name="T2">credit_bureau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" xml:id="id15" draw:id="id15" draw:layer="layout" svg:width="5.207cm" svg:height="0.635cm" svg:x="2.27cm" svg:y="2.397cm">
            <text:p text:style-name="P1"><text:span text:style-name="T1">id_client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1.016cm" svg:height="0.635cm" svg:x="2.27cm" svg:y="2.397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8" draw:layer="layout" svg:width="5.207cm" svg:height="0.635cm" svg:x="2.27cm" svg:y="3.032cm">
            <text:p text:style-name="P13"><text:span text:style-name="T1">id_credit_in_bureau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5.207cm" svg:height="0.635cm" svg:x="2.27cm" svg:y="4.937cm">
            <text:p text:style-name="P1"><text:span text:style-name="T1">credit_typ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5.207cm" svg:height="0.635cm" svg:x="2.27cm" svg:y="6.207cm">
            <text:p text:style-name="P1"><text:span text:style-name="T1">days_credit_enddate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1.016cm" svg:height="0.635cm" svg:x="2.27cm" svg:y="3.032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3" xml:id="id17" draw:id="id17" draw:layer="layout" svg:width="5.842cm" svg:height="0.635cm" svg:x="11.16cm" svg:y="7.985cm">
            <text:p text:style-name="P1"><text:span text:style-name="T1">id_demand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xml:id="id21" draw:id="id21" draw:layer="layout" svg:width="5.842cm" svg:height="0.635cm" svg:x="11.16cm" svg:y="7.35cm">
            <text:p text:style-name="P1"><text:span text:style-name="T1">id_client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" draw:layer="layout" svg:width="5.842cm" svg:height="0.635cm" svg:x="11.16cm" svg:y="8.62cm">
            <text:p text:style-name="P1"><text:span text:style-name="T1">amt_application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" draw:layer="layout" svg:width="5.842cm" svg:height="0.635cm" svg:x="11.16cm" svg:y="9.255cm">
            <text:p text:style-name="P1"><text:span text:style-name="T1">am</text:span><text:span text:style-name="T1">t_c</text:span><text:span text:style-name="T1">red</text:span><text:span text:style-name="T1">it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" draw:layer="layout" svg:width="5.842cm" svg:height="0.635cm" svg:x="11.16cm" svg:y="9.89cm">
            <text:p text:style-name="P1"><text:span text:style-name="T1">date_de_demande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5" draw:layer="layout" svg:width="5.842cm" svg:height="0.635cm" svg:x="11.16cm" svg:y="6.715cm">
            <text:p text:style-name="P1"><text:span text:style-name="T2">de</text:span><text:span text:style-name="T2">m</text:span><text:span text:style-name="T2">an</text:span><text:span text:style-name="T2">de</text:span><text:span text:style-name="T2">_d</text:span><text:span text:style-name="T2">e_</text:span><text:span text:style-name="T2">cr</text:span><text:span text:style-name="T2">ed</text:span><text:span text:style-name="T2">it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1" xml:id="id19" draw:id="id19" draw:layer="layout" svg:width="1.14cm" svg:height="0.635cm" svg:x="11.16cm" svg:y="7.985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1" xml:id="id16" draw:id="id16" draw:layer="layout" svg:width="1.14cm" svg:height="0.635cm" svg:x="11.16cm" svg:y="7.35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" draw:layer="layout" svg:width="5.842cm" svg:height="0.635cm" svg:x="11.16cm" svg:y="10.525cm">
            <text:p text:style-name="P1"><text:span text:style-name="T1">days_decision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" draw:layer="layout" svg:width="5.842cm" svg:height="0.635cm" svg:x="11.16cm" svg:y="11.16cm">
            <text:p text:style-name="P1"><text:span text:style-name="T1">name_contract_statu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3" xml:id="id20" draw:id="id20" draw:layer="layout" svg:width="5.207cm" svg:height="0.635cm" svg:x="2.27cm" svg:y="11.668cm">
            <text:p text:style-name="P1"><text:span text:style-name="T1">id_</text:span><text:span text:style-name="T1">de</text:span><text:span text:style-name="T1">ma</text:span><text:span text:style-name="T1">nd</text:span><text:span text:style-name="T1">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5.207cm" svg:height="0.635cm" svg:x="2.27cm" svg:y="12.303cm">
            <text:p text:style-name="P1"><text:span text:style-name="T1">amt_instalmen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5.207cm" svg:height="0.635cm" svg:x="2.27cm" svg:y="12.938cm">
            <text:p text:style-name="P1"><text:span text:style-name="T1">amt_paymen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5.207cm" svg:height="0.635cm" svg:x="2.27cm" svg:y="13.573cm">
            <text:p text:style-name="P1"><text:span text:style-name="T1">num_instalment_numbe</text:span><text:span text:style-name="T1">r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5" draw:layer="layout" svg:width="5.207cm" svg:height="0.635cm" svg:x="2.27cm" svg:y="11.033cm">
            <text:p text:style-name="P1"><text:span text:style-name="T2">paiements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1.016cm" svg:height="0.635cm" svg:x="2.27cm" svg:y="11.668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5.207cm" svg:height="0.635cm" svg:x="2.27cm" svg:y="14.208cm">
            <text:p text:style-name="P1"><text:span text:style-name="T1">days_instalmen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5.207cm" svg:height="0.635cm" svg:x="2.27cm" svg:y="14.843cm">
            <text:p text:style-name="P1"><text:span text:style-name="T1">days_entry_paymen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3" draw:layer="layout" svg:width="6.731cm" svg:height="0.635cm" svg:x="21.066cm" svg:y="11.668cm">
            <text:p text:style-name="P1"><text:span text:style-name="T1">id_demande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6.731cm" svg:height="0.635cm" svg:x="21.066cm" svg:y="12.303cm">
            <text:p text:style-name="P1"><text:span text:style-name="T1">amt_balance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6.731cm" svg:height="0.635cm" svg:x="21.066cm" svg:y="12.938cm">
            <text:p text:style-name="P1"><text:span text:style-name="T1">amt_credit_limit_actual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6.731cm" svg:height="0.635cm" svg:x="21.066cm" svg:y="13.573cm">
            <text:p text:style-name="P1"><text:span text:style-name="T1">a</text:span><text:span text:style-name="T1">mt</text:span><text:span text:style-name="T1">_d</text:span><text:span text:style-name="T1">ra</text:span><text:span text:style-name="T1">wi</text:span><text:span text:style-name="T1">ng</text:span><text:span text:style-name="T1">s_</text:span><text:span text:style-name="T1">at</text:span><text:span text:style-name="T1">m</text:span><text:span text:style-name="T1">_c</text:span><text:span text:style-name="T1">urr</text:span><text:span text:style-name="T1">en</text:span><text:span text:style-name="T1">t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5" draw:layer="layout" svg:width="6.731cm" svg:height="0.635cm" svg:x="21.066cm" svg:y="11.033cm">
            <text:p text:style-name="P1"><text:span text:style-name="T2">credit_card_balanc</text:span><text:span text:style-name="T2">e_mensuel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1" xml:id="id18" draw:id="id18" draw:layer="layout" svg:width="1.313cm" svg:height="0.635cm" svg:x="21.066cm" svg:y="11.668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6.731cm" svg:height="0.635cm" svg:x="21.066cm" svg:y="14.208cm">
            <text:p text:style-name="P1"><text:span text:style-name="T1">cnt_drawings_atm_current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6.731cm" svg:height="0.635cm" svg:x="21.066cm" svg:y="13.573cm">
            <text:p text:style-name="P1"><text:span text:style-name="T1">amt_drawings_atm_curr</text:span><text:span text:style-name="T1">ent</text:span></text:p>
            <draw:enhanced-geometry svg:viewBox="0 0 21600 21600" draw:type="rectangle" draw:enhanced-path="M 0 0 L 21600 0 21600 21600 0 21600 0 0 Z N"/>
          </draw:custom-shape>
        </draw:g>
        <draw:custom-shape draw:style-name="gr15" draw:text-style-name="P4" draw:layer="layout" svg:width="5.207cm" svg:height="0.635cm" svg:x="21.066cm" svg:y="3.03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5.207cm" svg:height="0.635cm" svg:x="21.066cm" svg:y="4.93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5.207cm" svg:height="0.635cm" svg:x="21.066cm" svg:y="3.66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.207cm" svg:height="0.635cm" svg:x="21.066cm" svg:y="1.762cm">
          <text:p text:style-name="P1"><text:span text:style-name="T2">client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5.207cm" svg:height="0.635cm" svg:x="21.066cm" svg:y="2.397cm">
          <text:p text:style-name="P1"><text:span text:style-name="T1">id_client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xml:id="id22" draw:id="id22" draw:layer="layout" svg:width="1.016cm" svg:height="0.635cm" svg:x="21.066cm" svg:y="2.397cm">
          <text:p text:style-name="P1"><text:span text:style-name="T6">PK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5.207cm" svg:height="0.635cm" svg:x="21.066cm" svg:y="4.30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5.207cm" svg:height="0.635cm" svg:x="21.066cm" svg:y="5.57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7.002cm" svg:y1="7.667cm" svg:x2="21.066cm" svg:y2="2.714cm" draw:start-shape="id21" draw:start-glue-point="1" draw:end-shape="id22" draw:end-glue-point="3" svg:d="M17002 7667h2032v-4953h2032" svg:viewBox="0 0 4065 49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00:27:11.145074701</meta:creation-date>
    <dc:date>2018-11-28T16:20:11.230444738</dc:date>
    <meta:editing-duration>PT2H49M30S</meta:editing-duration>
    <meta:editing-cycles>30</meta:editing-cycles>
    <meta:generator>LibreOffice/6.0.6.2$Linux_X86_64 LibreOffice_project/00m0$Build-2</meta:generator>
    <meta:document-statistic meta:object-count="119"/>
  </office:meta>
</office:document-meta>
</file>